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4pt" style:text-underline-style="none" fo:font-weight="normal" officeooo:rsid="000849df" officeooo:paragraph-rsid="000849d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style:text-underline-style="none" fo:font-weight="normal" officeooo:rsid="0009131d" officeooo:paragraph-rsid="0009131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14pt" style:text-underline-style="none" fo:font-weight="normal" officeooo:rsid="000abe07" officeooo:paragraph-rsid="000abe07"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style:text-underline-style="none" fo:font-weight="normal" officeooo:rsid="000e8293" officeooo:paragraph-rsid="000e8293"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style:text-underline-style="none" fo:font-weight="normal" officeooo:rsid="00103421" officeooo:paragraph-rsid="00103421"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style:text-underline-style="none" fo:font-weight="normal" officeooo:rsid="00144e42" officeooo:paragraph-rsid="00144e42"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style:text-underline-style="none" fo:font-weight="normal" officeooo:rsid="0017d46e" officeooo:paragraph-rsid="00163b0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style:text-underline-style="none" fo:font-weight="normal" officeooo:rsid="001ac9f8" officeooo:paragraph-rsid="001c8093"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style:text-underline-style="none" fo:font-weight="normal" officeooo:rsid="0020c6f7" officeooo:paragraph-rsid="001c8093"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style:text-underline-style="none" fo:font-weight="normal" officeooo:rsid="0021cbdf" officeooo:paragraph-rsid="001c8093"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style:text-underline-style="none" fo:font-weight="normal" officeooo:rsid="0024a173" officeooo:paragraph-rsid="0024a173"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style:text-underline-style="none" fo:font-weight="normal" officeooo:rsid="0025d3b2" officeooo:paragraph-rsid="0025d3b2"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style:text-underline-style="none" fo:font-weight="normal" officeooo:rsid="0026b990" officeooo:paragraph-rsid="0026b990"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style:text-underline-style="none" fo:font-weight="normal" officeooo:rsid="0027b710" officeooo:paragraph-rsid="0027b710"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style:text-underline-style="none" fo:font-weight="normal" officeooo:rsid="0029f476" officeooo:paragraph-rsid="0029f476"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style:text-underline-style="none" fo:font-weight="normal" officeooo:rsid="002b0cff" officeooo:paragraph-rsid="002b0cff"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style:text-underline-style="none" fo:font-weight="normal" officeooo:rsid="002e8bda" officeooo:paragraph-rsid="002e8bda"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style:text-underline-style="none" fo:font-weight="normal" officeooo:rsid="00374014" officeooo:paragraph-rsid="00374014"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style:text-underline-style="none" fo:font-weight="normal" officeooo:rsid="004140bc" officeooo:paragraph-rsid="0042c315"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style:text-underline-style="none" fo:font-weight="normal" officeooo:rsid="00481bab" officeooo:paragraph-rsid="00481bab"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style:text-underline-style="none" fo:font-weight="normal" officeooo:rsid="004cb378" officeooo:paragraph-rsid="004cb378"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style:text-underline-style="none" fo:font-weight="normal" officeooo:rsid="0050935f" officeooo:paragraph-rsid="00504a28"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style:text-underline-style="none" fo:font-weight="normal" officeooo:rsid="00564ed7" officeooo:paragraph-rsid="005230a8"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style:text-underline-style="none" fo:font-weight="normal" officeooo:rsid="005b1af2" officeooo:paragraph-rsid="005b1af2"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style:text-underline-style="none" fo:font-weight="normal" officeooo:rsid="005cb060" officeooo:paragraph-rsid="005eace9"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style:text-underline-style="none" fo:font-weight="normal" officeooo:rsid="005eace9" officeooo:paragraph-rsid="005eace9"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style:text-underline-style="none" fo:font-weight="normal" officeooo:rsid="005f298e" officeooo:paragraph-rsid="005eace9"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style:text-underline-style="none" fo:font-weight="normal" officeooo:rsid="0061f5da" officeooo:paragraph-rsid="00601e90"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style:text-underline-style="none" fo:font-weight="normal" officeooo:rsid="00655df4" officeooo:paragraph-rsid="00644ba2"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style:text-underline-style="none" fo:font-weight="normal" officeooo:rsid="0066f915" officeooo:paragraph-rsid="0066f915"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style:text-underline-style="none" fo:font-weight="normal" officeooo:rsid="00688797" officeooo:paragraph-rsid="0066f915"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style:text-underline-style="none" fo:font-weight="normal" officeooo:rsid="00690c8d" officeooo:paragraph-rsid="00690c8d"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0e7cf0" officeooo:paragraph-rsid="000e7cf0"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144e42" officeooo:paragraph-rsid="00144e42"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163b03" officeooo:paragraph-rsid="00163b03"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189714" officeooo:paragraph-rsid="00189714"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1ac9f8" officeooo:paragraph-rsid="001ac9f8"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1c8093" officeooo:paragraph-rsid="001c8093"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2da111" officeooo:paragraph-rsid="002da111"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366f87" officeooo:paragraph-rsid="00366f87"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4cb378" officeooo:paragraph-rsid="004cb378"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504a28" officeooo:paragraph-rsid="00504a28"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5230a8" officeooo:paragraph-rsid="005230a8"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5b1af2" officeooo:paragraph-rsid="005b1af2"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5b1af2" officeooo:paragraph-rsid="005eace9"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01e90" officeooo:paragraph-rsid="00601e90"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44ba2" officeooo:paragraph-rsid="00644ba2"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57662" officeooo:paragraph-rsid="00657662"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6f915" officeooo:paragraph-rsid="0066f915"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90c8d" officeooo:paragraph-rsid="00690c8d" style:font-size-asian="12.25pt" style:font-weight-asian="normal" style:font-size-complex="14pt" style:font-weight-complex="normal"/>
    </style:style>
    <style:style style:name="P53" style:family="paragraph" style:parent-style-name="Standard">
      <style:paragraph-properties fo:text-align="start" style:justify-single-word="false" fo:break-before="page"/>
      <style:text-properties style:font-name="Times New Roman" fo:font-size="14pt" style:text-underline-style="solid" style:text-underline-width="auto" style:text-underline-color="font-color" fo:font-weight="normal" officeooo:rsid="001c8093" officeooo:paragraph-rsid="001c8093" style:font-size-asian="12.25pt" style:font-weight-asian="normal" style:font-size-complex="14pt" style:font-weight-complex="normal"/>
    </style:style>
    <style:style style:name="P54" style:family="paragraph" style:parent-style-name="Standard">
      <style:paragraph-properties fo:text-align="start" style:justify-single-word="false" fo:break-before="page"/>
      <style:text-properties style:font-name="Times New Roman" fo:font-size="14pt" style:text-underline-style="solid" style:text-underline-width="auto" style:text-underline-color="font-color" fo:font-weight="normal" officeooo:rsid="00366f87" officeooo:paragraph-rsid="00366f87"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style:text-underline-style="none" fo:font-weight="normal" officeooo:rsid="00690c8d" officeooo:paragraph-rsid="00690c8d"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Times New Roman" fo:font-size="14pt" style:text-underline-style="none" fo:font-weight="normal" officeooo:rsid="006c8412" officeooo:paragraph-rsid="006c8412" style:font-size-asian="12.25pt" style:font-weight-asian="normal" style:font-size-complex="14pt" style:font-weight-complex="normal"/>
    </style:style>
    <style:style style:name="P57" style:family="paragraph" style:parent-style-name="Standard" style:list-style-name="L1">
      <style:paragraph-properties fo:text-align="start" style:justify-single-word="false"/>
      <style:text-properties style:font-name="Times New Roman" fo:font-size="14pt" style:text-underline-style="none" fo:font-weight="normal" officeooo:rsid="006c8412" officeooo:paragraph-rsid="006e5653" style:font-size-asian="12.25pt" style:font-weight-asian="normal" style:font-size-complex="14pt" style:font-weight-complex="normal"/>
    </style:style>
    <style:style style:name="P58" style:family="paragraph" style:parent-style-name="Standard" style:list-style-name="L1">
      <style:paragraph-properties fo:text-align="start" style:justify-single-word="false"/>
      <style:text-properties style:font-name="Times New Roman" fo:font-size="14pt" style:text-underline-style="none" fo:font-weight="normal" officeooo:rsid="006f7b5e" officeooo:paragraph-rsid="006f7b5e"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c8412" officeooo:paragraph-rsid="006c8412" style:font-size-asian="12.25pt" style:font-weight-asian="normal" style:font-size-complex="14pt" style:font-weight-complex="normal"/>
    </style:style>
    <style:style style:name="T1" style:family="text">
      <style:text-properties officeooo:rsid="00095d1c"/>
    </style:style>
    <style:style style:name="T2" style:family="text">
      <style:text-properties officeooo:rsid="000bc22c"/>
    </style:style>
    <style:style style:name="T3" style:family="text">
      <style:text-properties officeooo:rsid="0012009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352de"/>
    </style:style>
    <style:style style:name="T6" style:family="text">
      <style:text-properties style:text-underline-style="solid" style:text-underline-width="auto" style:text-underline-color="font-color" officeooo:rsid="0044849a"/>
    </style:style>
    <style:style style:name="T7" style:family="text">
      <style:text-properties style:text-underline-style="none"/>
    </style:style>
    <style:style style:name="T8" style:family="text">
      <style:text-properties style:text-underline-style="none" officeooo:rsid="0017d46e"/>
    </style:style>
    <style:style style:name="T9" style:family="text">
      <style:text-properties style:text-underline-style="none" officeooo:rsid="0018fcef"/>
    </style:style>
    <style:style style:name="T10" style:family="text">
      <style:text-properties style:text-underline-style="none" officeooo:rsid="001e101b"/>
    </style:style>
    <style:style style:name="T11" style:family="text">
      <style:text-properties style:text-underline-style="none" officeooo:rsid="001fa2db"/>
    </style:style>
    <style:style style:name="T12" style:family="text">
      <style:text-properties style:text-underline-style="none" officeooo:rsid="001fad46"/>
    </style:style>
    <style:style style:name="T13" style:family="text">
      <style:text-properties style:text-underline-style="none" officeooo:rsid="0020c6f7"/>
    </style:style>
    <style:style style:name="T14" style:family="text">
      <style:text-properties style:text-underline-style="none" officeooo:rsid="0021743d"/>
    </style:style>
    <style:style style:name="T15" style:family="text">
      <style:text-properties style:text-underline-style="none" officeooo:rsid="00374014"/>
    </style:style>
    <style:style style:name="T16" style:family="text">
      <style:text-properties style:text-underline-style="none" officeooo:rsid="003844ee"/>
    </style:style>
    <style:style style:name="T17" style:family="text">
      <style:text-properties style:text-underline-style="none" officeooo:rsid="0050935f"/>
    </style:style>
    <style:style style:name="T18" style:family="text">
      <style:text-properties style:text-underline-style="none" officeooo:rsid="005317e1"/>
    </style:style>
    <style:style style:name="T19" style:family="text">
      <style:text-properties style:text-underline-style="none" officeooo:rsid="00564ed7"/>
    </style:style>
    <style:style style:name="T20" style:family="text">
      <style:text-properties style:text-underline-style="none" officeooo:rsid="00573b1c"/>
    </style:style>
    <style:style style:name="T21" style:family="text">
      <style:text-properties style:text-underline-style="none" officeooo:rsid="005a4a7a"/>
    </style:style>
    <style:style style:name="T22" style:family="text">
      <style:text-properties style:text-underline-style="none" officeooo:rsid="005cb060"/>
    </style:style>
    <style:style style:name="T23" style:family="text">
      <style:text-properties style:text-underline-style="none" officeooo:rsid="005eace9"/>
    </style:style>
    <style:style style:name="T24" style:family="text">
      <style:text-properties style:text-underline-style="none" officeooo:rsid="005f298e"/>
    </style:style>
    <style:style style:name="T25" style:family="text">
      <style:text-properties style:text-underline-style="none" officeooo:rsid="0061f5da"/>
    </style:style>
    <style:style style:name="T26" style:family="text">
      <style:text-properties style:text-underline-style="none" officeooo:rsid="00655df4"/>
    </style:style>
    <style:style style:name="T27" style:family="text">
      <style:text-properties style:text-underline-style="none" officeooo:rsid="00670fac"/>
    </style:style>
    <style:style style:name="T28" style:family="text">
      <style:text-properties style:text-underline-style="none" officeooo:rsid="00686560"/>
    </style:style>
    <style:style style:name="T29" style:family="text">
      <style:text-properties style:text-underline-style="none" officeooo:rsid="00688797"/>
    </style:style>
    <style:style style:name="T30" style:family="text">
      <style:text-properties officeooo:rsid="0020c6f7"/>
    </style:style>
    <style:style style:name="T31" style:family="text">
      <style:text-properties officeooo:rsid="0023c6d3"/>
    </style:style>
    <style:style style:name="T32" style:family="text">
      <style:text-properties officeooo:rsid="00277617"/>
    </style:style>
    <style:style style:name="T33" style:family="text">
      <style:text-properties officeooo:rsid="002ccd1f"/>
    </style:style>
    <style:style style:name="T34" style:family="text">
      <style:text-properties officeooo:rsid="002f89e5"/>
    </style:style>
    <style:style style:name="T35" style:family="text">
      <style:text-properties officeooo:rsid="0031deb7"/>
    </style:style>
    <style:style style:name="T36" style:family="text">
      <style:text-properties officeooo:rsid="0033bc01"/>
    </style:style>
    <style:style style:name="T37" style:family="text">
      <style:text-properties officeooo:rsid="00366f87"/>
    </style:style>
    <style:style style:name="T38" style:family="text">
      <style:text-properties officeooo:rsid="0038772a"/>
    </style:style>
    <style:style style:name="T39" style:family="text">
      <style:text-properties officeooo:rsid="00404bf7"/>
    </style:style>
    <style:style style:name="T40" style:family="text">
      <style:text-properties officeooo:rsid="0044849a"/>
    </style:style>
    <style:style style:name="T41" style:family="text">
      <style:text-properties officeooo:rsid="0048eaa2"/>
    </style:style>
    <style:style style:name="T42" style:family="text">
      <style:text-properties officeooo:rsid="00589045"/>
    </style:style>
    <style:style style:name="T43" style:family="text">
      <style:text-properties officeooo:rsid="005eace9"/>
    </style:style>
    <style:style style:name="T44" style:family="text">
      <style:text-properties officeooo:rsid="006af914"/>
    </style:style>
    <style:style style:name="T45" style:family="text">
      <style:text-properties officeooo:rsid="006e5653"/>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État</text:p>
      <text:p text:style-name="P1"/>
      <text:p text:style-name="P2"/>
      <text:p text:style-name="P2"/>
      <text:p text:style-name="P3">Un État est souverain, c’est de là d’où il tire la légitimité. Il contrôle intégralement la structure du pouvoir étatique, ce qui le compose.</text:p>
      <text:p text:style-name="P3"/>
      <text:p text:style-name="P4">On date la nation d’État à 1648 avec le traité de Westphalie. Ce traité met fin à la guerre de cent ans. <text:span text:style-name="T1">C’est les prémisses de l’État moderne, dissociant l’État et la personne du souverain. L’État est constitué de frontières à l’intérieur desquelles il est souverain.</text:span></text:p>
      <text:p text:style-name="P4"/>
      <text:p text:style-name="P5">L’État va aussi être dissocié du religieux, avant cela le Roi chef d’État était aussi le chef religieux de son pays. <text:span text:style-name="T2">Dès lors l’État existe donc en dehors du souverain et du religieux, et se forme comme étant une institution.</text:span></text:p>
      <text:p text:style-name="P5"/>
      <text:p text:style-name="P35">Aujourd’hui :</text:p>
      <text:p text:style-name="P35"/>
      <text:p text:style-name="P6">L’État ce compose de trois éléments :</text:p>
      <text:p text:style-name="P6">- Institutions</text:p>
      <text:p text:style-name="P6">- Populations</text:p>
      <text:p text:style-name="P6">- Territoires</text:p>
      <text:p text:style-name="P6"/>
      <text:p text:style-name="P6"/>
      <text:p text:style-name="P7"><text:span text:style-name="T5">Territoire</text:span> : Espace géographique déterminé, qui va comprendre de la terre, de l’eau et de l’air, <text:span text:style-name="T3">la taille n’a pas d’importance. Les frontières doivent êtres déterminées et reconnues, avec populations et institutions.</text:span></text:p>
      <text:p text:style-name="P7"/>
      <text:p text:style-name="P36">Nation :<text:span text:style-name="T7"> Ensemble de personnes qui se regroupent autour de critères communs, langues, coutumes, religions…</text:span></text:p>
      <text:p text:style-name="P8"/>
      <text:p text:style-name="P37">Population :<text:span text:style-name="T7"> </text:span><text:span text:style-name="T8">Individus existants sur un territoire.</text:span></text:p>
      <text:p text:style-name="P9"/>
      <text:p text:style-name="P38">Institution :<text:span text:style-name="T7"> </text:span><text:span text:style-name="T9">Gouvernement légitime, dont l’autorité est reconnue par la population qui vit dans l’État.</text:span></text:p>
      <text:p text:style-name="P39"><text:span text:style-name="T10">L’ </text:span><text:span text:style-name="T9">É</text:span><text:span text:style-name="T7">tat doit pouvoir exercer son autorité sur son </text:span><text:span text:style-name="T11">territoire</text:span><text:span text:style-name="T7">, cette autorité doit être reconnue </text:span><text:span text:style-name="T12">par la population de ce territoire. </text:span><text:span text:style-name="T15">Un État peut être composé de plusieurs nations (Belgique, Russie, </text:span><text:span text:style-name="T16">Royaume-Uni).</text:span></text:p>
      <text:p text:style-name="P10"/>
      <text:p text:style-name="P10"/>
      <text:p text:style-name="P10"/>
      <text:p text:style-name="P53"><text:span text:style-name="T13">Le </text:span><text:span text:style-name="T30">Gouvernement</text:span><text:span text:style-name="T13"> doit être légitime de deux points de vue :</text:span></text:p>
      <text:p text:style-name="P11"/>
      <text:p text:style-name="P40"><text:span text:style-name="T13">- </text:span><text:span text:style-name="T14">Interne : L’État doit être effectif, c’est à dire avoir une capacité à exercer le pouvoir, doit avoir une autorité et contrôler les populations sur son territoire.</text:span></text:p>
      <text:p text:style-name="P12"/>
      <text:p text:style-name="P12">- International : <text:span text:style-name="T31">L’État doit être reconnu par les autres états. La reconnaissance est un principe unilatérale qui peut se traduire par des missions diplomatiques.</text:span></text:p>
      <text:p text:style-name="P13">Un État peut être partiellement reconnu (Ossétie du Sud, Abkhazie, Transnistrie, Corée du Nord, …).</text:p>
      <text:p text:style-name="P13"/>
      <text:p text:style-name="P14">La non-reconnaissance permet de manifester son mécontentement ou un désaccord profond avec l’État.</text:p>
      <text:p text:style-name="P14"/>
      <text:p text:style-name="P15">Pour manifester son mécontentement à un État déjà reconnu, un État peut déclarer <text:span text:style-name="T4">Persona non grata</text:span>, des membres d’une missions diplomatique <text:span text:style-name="T32">(USA et Cuba pendant plus d’un demi-siècle).</text:span></text:p>
      <text:p text:style-name="P11"/>
      <text:p text:style-name="P16">Une rupture des relations diplomatiques peut aussi signifier une rupture des relations commerciales. </text:p>
      <text:p text:style-name="P16"/>
      <text:p text:style-name="P17">En respect du principe de non-ingérence, la seule arme des États pour s’opposer à un autre est la non reconnaissance. </text:p>
      <text:p text:style-name="P17"/>
      <text:p text:style-name="P18">La reconnaissance d’un État est aussi un partis pris politique, exemple de la France reconnaissant les USA lors de la proclamation d’indépendance <text:span text:style-name="T33">pour « faire chier » les anglais.</text:span></text:p>
      <text:p text:style-name="P18"/>
      <text:p text:style-name="P18"/>
      <text:p text:style-name="P18"/>
      <text:p text:style-name="P41"><text:span text:style-name="T37">1. </text:span>Statut juridique d’État</text:p>
      <text:p text:style-name="P41"/>
      <text:p text:style-name="P19">L’État dispose du statut de personnalité juridique internationale, et en tant que tel, <text:span text:style-name="T34">a</text:span> la capacité à s’engager internationalement, <text:span text:style-name="T35">ce qui signifie :</text:span></text:p>
      <text:p text:style-name="P19"/>
      <text:p text:style-name="P19">- <text:span text:style-name="T35">Des droits et des obligations : Capacité à agir juridiquement, signer des traités, conventions, souscrire à des obligations …</text:span></text:p>
      <text:p text:style-name="P19"/>
      <text:p text:style-name="P19">- <text:span text:style-name="T36">Prétendre à l’application du droit des États (non ingérence).</text:span></text:p>
      <text:p text:style-name="P54">2. La souveraineté de l’État</text:p>
      <text:p text:style-name="P42"/>
      <text:p text:style-name="P20">- L’État dispose de tout<text:span text:style-name="T38">e l’autorité pour organiser son territoire, ce qui induit donc une total capacité de contrôle de son territoire. Il exerce le monopole de la violence.</text:span></text:p>
      <text:p text:style-name="P20"/>
      <text:p text:style-name="P20">- <text:span text:style-name="T39">Aucun État ne peut donner de consigne à un autre, car au niveau international, l’État n’a pas de supérieur et possède l’exclusivité de souveraineté.</text:span></text:p>
      <text:p text:style-name="P21"/>
      <text:p text:style-name="P21">Dans la plénitude de sa souveraineté un État peut choisir de se soumettre à une autre autorité, on parle alors de <text:span text:style-name="T4">transfert de souveraineté</text:span>. </text:p>
      <text:p text:style-name="P21">C’est une cas typique des États fédéraux qui font alors un transfert de souveraineté partielle, <text:span text:style-name="T40">ou même de l’UE, qui est une entité </text:span><text:span text:style-name="T6">Sui Generis</text:span><text:span text:style-name="T40">, (qui vient de soi-même), car n’ayant aucun équivalent sur la scène internationale.</text:span></text:p>
      <text:p text:style-name="P21"/>
      <text:p text:style-name="P22">La <text:span text:style-name="T41">décentralisation n’est pas un transfert de souveraineté, car une région autonome reste soumise à l’État.</text:span></text:p>
      <text:p text:style-name="P22"/>
      <text:p text:style-name="P22"/>
      <text:p text:style-name="P43">3. Égalité souveraine des États</text:p>
      <text:p text:style-name="P23"/>
      <text:p text:style-name="P44"><text:span text:style-name="T7">C’est un principe juridique essentiel, </text:span><text:span text:style-name="T17">un État est juridiquement égal à tout autre État, afin qu’un État plus puissant n’impose sa volonté sur d’autres à leurs détriments.</text:span></text:p>
      <text:p text:style-name="P24"/>
      <text:p text:style-name="P45">Néanmoins, <text:span text:style-name="T42">il existe des dérogations :</text:span><text:span text:style-name="T7"> </text:span><text:span text:style-name="T20">O</text:span><text:span text:style-name="T18">n parle </text:span><text:span text:style-name="T21">alors </text:span><text:span text:style-name="T18">d’inégalités juridiques correctrices</text:span><text:span text:style-name="T19">.</text:span></text:p>
      <text:p text:style-name="P25"/>
      <text:p text:style-name="P46"><text:span text:style-name="T19">E</text:span><text:span text:style-name="T7">lles ont pour buts :</text:span></text:p>
      <text:p text:style-name="P26"/>
      <text:p text:style-name="P26">- De compenser certaines situations de fait</text:p>
      <text:p text:style-name="P47"><text:span text:style-name="T7">- Des politiques d’aides au développement, régimes spéciaux pour favoriser les États très défavorisés, il s’agit alors d’inégalités compensatrice</text:span><text:span text:style-name="T22">s.</text:span></text:p>
      <text:p text:style-name="P27"/>
      <text:p text:style-name="P28">Exemple :</text:p>
      <text:p text:style-name="P28"/>
      <text:p text:style-name="P47"><text:span text:style-name="T43">Droit de Véto :</text:span><text:span text:style-name="T23"> </text:span><text:span text:style-name="T7"><text:s text:c="2"/></text:span><text:span text:style-name="T24">Préserver le bon fonctionnement de l’organisation contrairement à la SDN.</text:span></text:p>
      <text:p text:style-name="P29"/>
      <text:p text:style-name="P48">Statut spéciaux :<text:span text:style-name="T7"> </text:span><text:span text:style-name="T25">La Palestine, elle dispose d’une reconnaissance et existence partiel auprès de certains États, sa capacité Étatique est contestée.</text:span></text:p>
      <text:p text:style-name="P30"/>
      <text:p text:style-name="P49">Vatican :<text:span text:style-name="T7"> </text:span><text:span text:style-name="T26">Disposant seulement de 44 hectares en plein Rome, constitué par l’État pontifical avec au maximum 1500 citoyens. Il n’existe pas de nationalité du Vatican, </text:span><text:soft-page-break/><text:span text:style-name="T26">néanmoins le Vatican est considéré comme une entité étatique malgré son non respect des critères au niveau de la population.</text:span></text:p>
      <text:p text:style-name="P31"/>
      <text:p text:style-name="P50"><text:span text:style-name="T26">E</text:span><text:span text:style-name="T7">n 1929, l’Italie fait un abandon de souveraineté sur le St Siège.</text:span></text:p>
      <text:p text:style-name="P32"/>
      <text:p text:style-name="P51"><text:span text:style-name="T7">La Vatican dispose d’un territoire, d’une autorité légitime (garde Suisse), </text:span><text:span text:style-name="T27">mais pas de la population. </text:span><text:span text:style-name="T28">Il ne dispose pas la reconnaissance d’un État par l’ONU, mais dispose du statut d’observateur. </text:span><text:span text:style-name="T29">Il est reconnu par beaucoup d’État comme un quasi-État car le Vatican dispose de représentants diplomatiques (Nonces).</text:span></text:p>
      <text:p text:style-name="P33"/>
      <text:p text:style-name="P52"><text:span text:style-name="T29">L’</text:span><text:span text:style-name="T7">ambassadeur de France en Italie est aussi ambassadeur pour le Vatican.</text:span></text:p>
      <text:p text:style-name="P34"/>
      <text:p text:style-name="P34">Une attaque sur la Vatican signifierai<text:span text:style-name="T44">t</text:span> une attaque sur l’Italie.</text:p>
      <text:p text:style-name="P34"/>
      <text:p text:style-name="P34"/>
      <text:p text:style-name="P59">4. Comment l’État prend vie juridiquement ?</text:p>
      <text:p text:style-name="P59"/>
      <text:p text:style-name="P59"/>
      <text:p text:style-name="P56">- Apparition via la décolonisation, issu de principe du droit des peuples à disposer d’eux même, peut être utilisé qu’après une domination coloniale ou par des peuples victimes de régimes racistes (Cas de l’Afrique du Sud, mais ne sera jamais mit en application).</text:p>
      <text:p text:style-name="P56"/>
      <text:p text:style-name="P56">- Modification d’un État préexistant selon trois scénarios :</text:p>
      <text:p text:style-name="P56"><text:tab/></text:p>
      <text:list xml:id="list3442722140" text:style-name="L1">
        <text:list-item>
          <text:p text:style-name="P57">L’État se scinde, il s’agit de la sécession étatique, une partie du territoire se sépare d’une autre partie préexistante. Normalement interdite car elle remet en cause la souveraineté étatique, et donc le système international dans son intégralité. Elle peut néanmoins être envisagée si elle vient d’une procédure juridique entendue entre les deux États (Soudan, Inde – Pakistan (1971), États Baltes). Elle a en général pour cause la violence.</text:p>
        </text:list-item>
        <text:list-item>
          <text:p text:style-name="P57"><text:span text:style-name="T45">Apparition après dissolution d’un État (Tchéquie et </text:span><text:s/><text:span text:style-name="T45">Slovaquie, Yougoslavie, éclatement en plusieurs états nouveaux…).</text:span></text:p>
        </text:list-item>
        <text:list-item>
          <text:p text:style-name="P58">Fusion d’États, deux états décident de se rapprocher pour n’en former qu’un seul (Yemen du sud et nord en 1990).</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1.2.1$Linux_X86_64 LibreOffice_project/10$Build-1</meta:generator>
    <dc:date>2018-10-12T14:11:13.255311860</dc:date>
    <meta:editing-duration>PT3H22M5S</meta:editing-duration>
    <meta:editing-cycles>99</meta:editing-cycles>
    <meta:document-statistic meta:table-count="0" meta:image-count="0" meta:object-count="0" meta:page-count="4" meta:paragraph-count="54" meta:word-count="1003" meta:character-count="6381" meta:non-whitespace-character-count="5426"/>
  </office:meta>
</office:document-meta>
</file>